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109c" officeooo:paragraph-rsid="000d109c"/>
    </style:style>
    <style:style style:name="P2" style:family="paragraph" style:parent-style-name="Standard">
      <style:text-properties style:font-name="Times New Roman" officeooo:rsid="000d109c" officeooo:paragraph-rsid="000d109c"/>
    </style:style>
    <style:style style:name="P3" style:family="paragraph" style:parent-style-name="Standard">
      <style:text-properties style:font-name="Times New Roman" officeooo:rsid="000d109c" officeooo:paragraph-rsid="000d109c"/>
    </style:style>
    <style:style style:name="P4" style:family="paragraph" style:parent-style-name="Standard">
      <style:text-properties style:font-name="Times New Roman" officeooo:rsid="000e7f1e" officeooo:paragraph-rsid="000d109c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break-before="page"/>
      <style:text-properties style:font-name="Times New Roman" officeooo:rsid="000d109c" officeooo:paragraph-rsid="000d109c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fo:color="#00c87d" style:font-name="Consolas" fo:font-size="10pt" style:font-size-asian="10pt"/>
    </style:style>
    <style:style style:name="T3" style:family="text">
      <style:text-properties officeooo:rsid="000e7f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****** bounds <text:s text:c="3"/>*****************</text:p>
      <text:p text:style-name="P2">bounds output as specified in the JH2 homework:</text:p>
      <text:p text:style-name="P2"/>
      <text:p text:style-name="P2"><text:span text:style-name="T1">Enter starting number:</text:span></text:p>
      <text:p text:style-name="P5"><text:span text:style-name="T2">2</text:span></text:p>
      <text:p text:style-name="P5"><text:span text:style-name="T1">Enter step size:</text:span></text:p>
      <text:p text:style-name="P5"><text:span text:style-name="T2">4</text:span></text:p>
      <text:p text:style-name="P5"><text:span text:style-name="T1">Enter upper bound:</text:span></text:p>
      <text:p text:style-name="P5"><text:span text:style-name="T2">90</text:span></text:p>
      <text:p text:style-name="P5"><text:span text:style-name="T1">2 6 10 14 18 22 26 30 34 38</text:span></text:p>
      <text:p text:style-name="P5"><text:span text:style-name="T1">42 46 50 54 58 62 66 70 74 78</text:span></text:p>
      <text:p text:style-name="P2"><text:span text:style-name="T1">82 86 </text:span></text:p>
      <text:p text:style-name="P2">***************** temperature <text:s text:c="3"/>*****************</text:p>
      <text:p text:style-name="P2"/>
      <text:p text:style-name="P2">temperature output as specified in the JH2 homework:</text:p>
      <text:p text:style-name="P2"/>
      <text:p text:style-name="P2"><text:span text:style-name="T1">Enter Temp in Centigrade or &lt;= -100.0 to quit:</text:span></text:p>
      <text:p text:style-name="P5"><text:span text:style-name="T2">20</text:span></text:p>
      <text:p text:style-name="P5"><text:span text:style-name="T1">Tempature: F (68.0) C (20.0)</text:span></text:p>
      <text:p text:style-name="P5"><text:span text:style-name="T1">Enter Temp in Centigrade or &lt;= -100.0 to quit:</text:span></text:p>
      <text:p text:style-name="P5"><text:span text:style-name="T2">30</text:span></text:p>
      <text:p text:style-name="P5"><text:span text:style-name="T1">Tempature: F (86.0) C (30.0)</text:span></text:p>
      <text:p text:style-name="P5"><text:span text:style-name="T1">Enter Temp in Centigrade or &lt;= -100.0 to quit:</text:span></text:p>
      <text:p text:style-name="P5"><text:span text:style-name="T2">40</text:span></text:p>
      <text:p text:style-name="P5"><text:span text:style-name="T1">Tempature: F (104.0) C (40.0)</text:span></text:p>
      <text:p text:style-name="P5"><text:span text:style-name="T1">Enter Temp in Centigrade or &lt;= -100.0 to quit:</text:span></text:p>
      <text:p text:style-name="P5"><text:span text:style-name="T2">1</text:span></text:p>
      <text:p text:style-name="P5"><text:span text:style-name="T1">Tempature: F (33.8) C (1.0)</text:span></text:p>
      <text:p text:style-name="P5"><text:span text:style-name="T1">Enter Temp in Centigrade or &lt;= -100.0 to quit:</text:span></text:p>
      <text:p text:style-name="P5"><text:span text:style-name="T2">-10</text:span></text:p>
      <text:p text:style-name="P5"><text:span text:style-name="T1">Tempature: F (14.0) C (-10.0)</text:span></text:p>
      <text:p text:style-name="P5"><text:span text:style-name="T1">Enter Temp in Centigrade or &lt;= -100.0 to quit:</text:span></text:p>
      <text:p text:style-name="P5"><text:span text:style-name="T2">-100</text:span></text:p>
      <text:p text:style-name="P2"><text:span text:style-name="T1">Average Tempature: F (61.160000000000004)C (16.2)</text:span></text:p>
      <text:p text:style-name="P2"/>
      <text:p text:style-name="P6">***************** alphabet <text:s text:c="3"/>*****************</text:p>
      <text:p text:style-name="P4"/>
      <text:p text:style-name="P2">alphabet output as specified in the JH2 homework:</text:p>
      <text:p text:style-name="P2"/>
      <text:p text:style-name="P2"><text:span text:style-name="T1">a is a vowel</text:span></text:p>
      <text:p text:style-name="P5"><text:span text:style-name="T1">b is a consonant</text:span></text:p>
      <text:p text:style-name="P5"><text:span text:style-name="T1">c is a consonant</text:span></text:p>
      <text:p text:style-name="P5"><text:span text:style-name="T1">d is a consonant</text:span></text:p>
      <text:p text:style-name="P5"><text:span text:style-name="T1">e is a vowel</text:span></text:p>
      <text:p text:style-name="P5"><text:span text:style-name="T1">f is a consonant</text:span></text:p>
      <text:p text:style-name="P5"><text:span text:style-name="T1">g is a consonant</text:span></text:p>
      <text:p text:style-name="P5"><text:span text:style-name="T1">h is a consonant</text:span></text:p>
      <text:p text:style-name="P5"><text:span text:style-name="T1">i is a vowel</text:span></text:p>
      <text:p text:style-name="P5"><text:span text:style-name="T1">j is a consonant</text:span></text:p>
      <text:p text:style-name="P5"><text:span text:style-name="T1">k is a consonant</text:span></text:p>
      <text:p text:style-name="P5"><text:span text:style-name="T1">l is a consonant</text:span></text:p>
      <text:p text:style-name="P5"><text:span text:style-name="T1">m is a consonant</text:span></text:p>
      <text:p text:style-name="P5"><text:span text:style-name="T1">n is a consonant</text:span></text:p>
      <text:p text:style-name="P5"><text:span text:style-name="T1">o is a vowel</text:span></text:p>
      <text:p text:style-name="P5"><text:span text:style-name="T1">p is a consonant</text:span></text:p>
      <text:p text:style-name="P5"><text:span text:style-name="T1">q is a consonant</text:span></text:p>
      <text:p text:style-name="P5"><text:span text:style-name="T1">r is a consonant</text:span></text:p>
      <text:p text:style-name="P5"><text:span text:style-name="T1">s is a consonant</text:span></text:p>
      <text:p text:style-name="P5"><text:span text:style-name="T1">t is a consonant</text:span></text:p>
      <text:p text:style-name="P5"><text:span text:style-name="T1">u is a vowel</text:span></text:p>
      <text:p text:style-name="P5"><text:span text:style-name="T1">v is a consonant</text:span></text:p>
      <text:p text:style-name="P5"><text:span text:style-name="T1">w is a consonant</text:span></text:p>
      <text:p text:style-name="P5"><text:span text:style-name="T1">x is a consonant</text:span></text:p>
      <text:p text:style-name="P5"><text:span text:style-name="T1">y is sometimes a vowel</text:span></text:p>
      <text:p text:style-name="P2"><text:span text:style-name="T1">z is a consonant</text:span></text:p>
      <text:p text:style-name="P2"/>
      <text:p text:style-name="P2">***************** factorial <text:s text:c="3"/>*****************</text:p>
      <text:p text:style-name="P2"/>
      <text:p text:style-name="P2">factorial output as specified in the JH2 homework</text:p>
      <text:p text:style-name="P2"><text:span text:style-name="T1">Enter in N:</text:span></text:p>
      <text:p text:style-name="P5"><text:span text:style-name="T2">3</text:span></text:p>
      <text:p text:style-name="P5"><text:span text:style-name="T1">Factorial: 6</text:span></text:p>
      <text:p text:style-name="P5"><text:span text:style-name="T1">Do you want to continue?</text:span></text:p>
      <text:p text:style-name="P5"><text:span text:style-name="T2">y</text:span></text:p>
      <text:p text:style-name="P5"><text:span text:style-name="T1">Enter in N:</text:span></text:p>
      <text:p text:style-name="P5"><text:span text:style-name="T2">4</text:span></text:p>
      <text:p text:style-name="P5"><text:span text:style-name="T1">Factorial: 24</text:span></text:p>
      <text:p text:style-name="P5"><text:span text:style-name="T1">Do you want to continue?</text:span></text:p>
      <text:p text:style-name="P5"><text:span text:style-name="T2">y</text:span></text:p>
      <text:p text:style-name="P5"><text:span text:style-name="T1">Enter in N:</text:span></text:p>
      <text:p text:style-name="P5"><text:span text:style-name="T2">6</text:span></text:p>
      <text:p text:style-name="P5"><text:span text:style-name="T1">Factorial: 720</text:span></text:p>
      <text:p text:style-name="P5"><text:span text:style-name="T1">Do you want to continue?</text:span></text:p>
      <text:p text:style-name="P5"><text:span text:style-name="T2">N</text:span></text:p>
      <text:p text:style-name="P5"><text:span text:style-name="T1">Have a nice day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0d109c" officeooo:paragraph-rsid="000d109c"/>
    </style:style>
    <style:style style:name="MT1" style:family="text">
      <style:text-properties officeooo:rsid="000e7f1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cConnell </text:span>JH2 worksheet<text:tab/><text:tab/><text:tab/><text:tab/><text:tab/><text:tab/><text:tab/>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7:43:03.355000000</meta:creation-date>
    <dc:date>2017-09-23T18:07:53.201000000</dc:date>
    <meta:editing-duration>PT4M2S</meta:editing-duration>
    <meta:editing-cycles>2</meta:editing-cycles>
    <meta:generator>LibreOffice/5.3.2.2$Windows_x86 LibreOffice_project/6cd4f1ef626f15116896b1d8e1398b56da0d0ee1</meta:generator>
    <meta:document-statistic meta:table-count="0" meta:image-count="0" meta:object-count="0" meta:page-count="2" meta:paragraph-count="78" meta:word-count="317" meta:character-count="1590" meta:non-whitespace-character-count="1330"/>
  </office:meta>
</office:document-meta>
</file>